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FreeMono" fo:font-size="18pt" fo:font-weight="bold" officeooo:rsid="00148647" officeooo:paragraph-rsid="00148647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FreeMono" fo:font-size="24pt" fo:font-weight="bold" officeooo:rsid="00148647" officeooo:paragraph-rsid="00148647" style:font-size-asian="24pt" style:font-weight-asian="bold" style:font-size-complex="24pt" style:font-weight-complex="bold"/>
    </style:style>
    <style:style style:name="T1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FreeMono" fo:font-size="18pt" fo:font-weight="bold" officeooo:rsid="001bcde0" style:font-size-asian="18pt" style:font-weight-asian="bold" style:font-size-complex="18pt" style:font-weight-complex="bold"/>
    </style:style>
    <style:style style:name="T3" style:family="text">
      <style:text-properties style:font-name="FreeMono" fo:font-size="18pt" fo:font-weight="bold" officeooo:rsid="00180f08" style:font-size-asian="18pt" style:font-weight-asian="bold" style:font-size-complex="18pt" style:font-weight-complex="bold"/>
    </style:style>
    <style:style style:name="T4" style:family="text">
      <style:text-properties officeooo:rsid="001d52df"/>
    </style:style>
    <style:style style:name="T5" style:family="text">
      <style:text-properties officeooo:rsid="001f4fbf"/>
    </style:style>
    <style:style style:name="T6" style:family="text">
      <style:text-properties officeooo:rsid="002250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jin Ping-Pong Championship, <text:span text:style-name="T4">Feb </text:span>202<text:span text:style-name="T4">4</text:span></text:p>
      <text:p text:style-name="P2"/>
      <text:p text:style-name="P2"/>
      <text:p text:style-name="P2"/>
      <text:p text:style-name="P4">Round 0<text:span text:style-name="T6">3</text:span></text:p>
      <text:p text:style-name="P1"/>
      <text:p text:style-name="P1"><text:s/>1 <text:s/>Rahmat Hidayat puttichai</text:p>
      <text:p text:style-name="P1"><text:s/>2 <text:s text:c="11"/>Ansh Yoshito</text:p>
      <text:p text:style-name="P1"><text:s/>3 <text:s text:c="10"/>Bryan Raymond</text:p>
      <text:p text:style-name="P1"><text:s/>4 <text:s text:c="3"/>Heman Gandhi Masakazu</text:p>
      <text:p text:style-name="P1"><text:s/>5 <text:s text:c="10"/>Mirai Denis</text:p>
      <text:p text:style-name="P1"><text:s/>6 <text:s text:c="11"/>Inno Devwrat</text:p>
      <text:p text:style-name="P1"><text:s/>7 <text:s text:c="12"/>Tan Rafael</text:p>
      <text:p text:style-name="P1"><text:s/>8 <text:s text:c="9"/>Hiroki Max</text:p>
      <text:p text:style-name="P1"><text:s/>9 <text:s text:c="12"/>Kei Changhong</text:p>
      <text:p text:style-name="P1"/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5:53:42.526491065</meta:creation-date>
    <dc:date>2024-02-07T18:57:43.700260300</dc:date>
    <meta:editing-duration>PT1H16M37S</meta:editing-duration>
    <meta:editing-cycles>9</meta:editing-cycles>
    <meta:generator>LibreOffice/6.4.7.2$Linux_X86_64 LibreOffice_project/40$Build-2</meta:generator>
    <meta:print-date>2024-02-07T18:37:29.852231456</meta:print-date>
    <meta:document-statistic meta:table-count="0" meta:image-count="0" meta:object-count="0" meta:page-count="1" meta:paragraph-count="11" meta:word-count="36" meta:character-count="278" meta:non-whitespace-character-count="165"/>
  </office:meta>
</office:document-meta>
</file>